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4D800000058680C610CA42F766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88cm"/>
    </style:style>
    <style:style style:name="Table1.B" style:family="table-column">
      <style:table-column-properties style:column-width="1.69cm"/>
    </style:style>
    <style:style style:name="Table1.E" style:family="table-column">
      <style:table-column-properties style:column-width="1.711cm"/>
    </style:style>
    <style:style style:name="Table1.G" style:family="table-column">
      <style:table-column-properties style:column-width="1.709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0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P11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12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3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ff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6" style:family="text">
      <style:text-properties fo:color="#000080" style:font-name="Bookman Old Style" fo:font-weight="bold" style:font-weight-asian="bold" style:font-name-complex="Tahoma"/>
    </style:style>
    <style:style style:name="T7" style:family="text">
      <style:text-properties fo:color="#000080" style:font-name="Bookman Old Style" fo:font-weight="bold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/>
    </style:style>
    <style:style style:name="T9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10" style:family="text">
      <style:text-properties style:font-name="Verdana" fo:font-size="9pt" style:font-size-asian="9pt" style:font-size-complex="9pt"/>
    </style:style>
    <style:style style:name="T11" style:family="text">
      <style:text-properties style:font-name="Verdana" fo:font-size="9pt" fo:language="fr" fo:country="FR" style:font-size-asian="9pt" style:font-size-complex="9pt"/>
    </style:style>
    <style:style style:name="fr1" style:family="graphic" style:parent-style-name="Graphics">
      <style:graphic-properties fo:margin-left="0.318cm" fo:margin-right="0.342cm" fo:margin-top="0cm" fo:margin-bottom="0.00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ABARITO DO 22º SIMULADO OAB 2014.1 REALIZADO EM </text:span></text:p>
      <text:p text:style-name="P1"><text:span text:style-name="T1">28 DE MARÇO DE 2014</text:span>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column table:style-name="Table1.A"/>
        <table:table-column table:style-name="Table1.G"/>
        <table:table-column table:style-name="Table1.A"/>
        <table:table-column table:style-name="Table1.B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5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5">anulad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4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bookmark-start text:name="_GoBack"/><text:span text:style-name="T5">37</text:span><text:bookmark-end text:name="_GoBack"/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5">anulad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4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2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3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MP4" style:family="paragraph">
      <loext:graphic-properties draw:fill="solid" draw:fill-color="#ffffff"/>
      <style:paragraph-properties fo:text-align="center"/>
    </style:style>
    <style:style style:name="MP5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style:font-name="Verdana" fo:font-size="9pt" style:font-size-asian="9pt" style:font-size-complex="9pt"/>
    </style:style>
    <style:style style:name="MT5" style:family="text">
      <style:text-properties style:font-name="Verdana" fo:font-size="9pt" fo:language="fr" fo:country="FR" style:font-size-asian="9pt" style:font-size-complex="9pt"/>
    </style:style>
    <style:style style:name="Mfr1" style:family="graphic" style:parent-style-name="Graphics">
      <style:graphic-properties fo:margin-left="0.318cm" fo:margin-right="0.342cm" fo:margin-top="0cm" fo:margin-bottom="0.00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3" text:anchor-type="char" svg:x="-2.574cm" svg:y="-0.369cm" svg:width="20.137cm" svg:height="1.42cm" draw:z-index="1"><draw:image xlink:href="Pictures/10000000000004D800000058680C610CA42F766B.jpg" xlink:type="simple" xlink:show="embed" xlink:actuate="onLoad"/><svg:desc>cabeçalho-template2</svg:desc></draw:frame></text:p>
        <text:p text:style-name="MP1"/>
        <text:p text:style-name="MP1"/>
        <text:p text:style-name="MP2"><text:span text:style-name="MT1">SIMULADO DO EXAME DE ORDEM</text:span></text:p>
        <text:p text:style-name="MP3"><draw:line text:anchor-type="char" draw:z-index="0" draw:style-name="Mgr1" draw:text-style-name="MP4" svg:x1="0cm" svg:y1="0.092cm" svg:x2="13.208cm" svg:y2="0.092cm"><text:p/></draw:line></text:p>
      </style:header>
      <style:footer>
        <text:p text:style-name="MP5"/>
        <text:p text:style-name="MP6"><text:span text:style-name="MT2">22º</text:span><text:span text:style-name="MT3"> Simulado OAB – março/2014</text:span></text:p>
        <text:p text:style-name="MP6"><text:span text:style-name="MT4">Praia de Botafogo, 190 | 8º andar | Rio de Janeiro | RJ | CEP:22250-900 | Brasil</text:span></text:p>
        <text:p text:style-name="MP6"><text:span text:style-name="MT4">Tel: (55 21) 3799-5411</text:span><text:span text:style-name="MT5"> |</text:span><text:span text:style-name="MT4"> </text:span><text:span text:style-name="MT5">Fax: (55 21) 3799-5410 | www.fgv.br/direitorio</text:span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160</meta:editing-cycles>
    <meta:print-date>2013-08-01T19:02:00</meta:print-date>
    <meta:creation-date>2012-05-02T18:59:00</meta:creation-date>
    <dc:date>2014-03-31T18:28:00</dc:date>
    <meta:editing-duration>PT19H51M</meta:editing-duration>
    <meta:generator>LibreOffice/5.1.6.2$Linux_X86_64 LibreOffice_project/10m0$Build-2</meta:generator>
    <meta:document-statistic meta:table-count="1" meta:image-count="1" meta:object-count="0" meta:page-count="1" meta:paragraph-count="154" meta:word-count="209" meta:character-count="633" meta:non-whitespace-character-count="576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